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5.212cm"/>
    </style:style>
    <style:style style:name="co4" style:family="table-column">
      <style:table-column-properties fo:break-before="auto" style:column-width="10.756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58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oglio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redmine #</text:p>
          </table:table-cell>
          <table:table-cell table:style-name="ce1" office:value-type="string">
            <text:p>compito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ottimista</text:p>
          </table:table-cell>
          <table:table-cell table:style-name="ce1" office:value-type="string">
            <text:p>pessimista</text:p>
          </table:table-cell>
          <table:table-cell table:style-name="ce1" office:value-type="string">
            <text:p>media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>
            <text:p>modelli</text:p>
          </table:table-cell>
          <table:table-cell office:value-type="string">
            <text:p>validazioni complete e test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etodi di logica</text:p>
          </table:table-cell>
          <table:table-cell office:value-type="string">
            <text:p>Con test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>
            <text:p>editor di lezioni</text:p>
          </table:table-cell>
          <table:table-cell office:value-type="string">
            <text:p>struttura con salvataggio ma senza css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>
            <text:p>pagina le mie lezioni</text:p>
          </table:table-cell>
          <table:table-cell office:value-type="string">
            <text:p>struttura ma senza css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>
            <text:p>parziale una lezione</text:p>
          </table:table-cell>
          <table:table-cell office:value-type="string">
            <text:p>comprende tutti gli stati + bookmark et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agina i miei elementi</text:p>
          </table:table-cell>
          <table:table-cell office:value-type="string">
            <text:p>struttura ma senza css + form per caricare elemento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>
            <text:p>parziale elemento</text:p>
          </table:table-cell>
          <table:table-cell office:value-type="string">
            <text:p>comprende tutti gli stati + bookmark etc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>
            <text:p>pagina virtual classroom</text:p>
          </table:table-cell>
          <table:table-cell office:value-type="string">
            <text:p>struttura ma senza css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>
            <text:p>mio profilo e autenticazione</text:p>
          </table:table-cell>
          <table:table-cell office:value-type="string">
            <text:p>struttura ma senza css + decidere come fare l'autenticazione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>
            <text:p>editor video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editor audio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editor im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estire viste css</text:p>
          </table:table-cell>
          <table:table-cell table:number-columns-repeated="1022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inyMCE cines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oss browser e lingu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dminist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>
        <table:table-column table:style-name="co7" table:default-cell-style-name="Default"/>
        <table:table-row table:style-name="ro4">
          <table:table-cell/>
        </table:table-row>
      </table:table>
      <table:table table:name="Foglio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7T12:19:50</meta:creation-date>
    <dc:date>2012-09-27T17:04:38</dc:date>
    <dc:creator>Morgan Spa</dc:creator>
    <meta:editing-duration>PT3H55M51S</meta:editing-duration>
    <meta:editing-cycles>9</meta:editing-cycles>
    <meta:generator>LibreOffice/3.5$Linux_X86_64 LibreOffice_project/350m1$Build-2</meta:generator>
    <meta:document-statistic meta:table-count="3" meta:cell-count="31" meta:object-count="0"/>
  </office:meta>
</office:document-meta>
</file>